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2pt" fo:language="ru" fo:country="RU" fo:font-weight="bold" style:font-size-asian="22pt" style:font-weight-asian="bold" style:font-size-complex="2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2pt" style:font-size-asian="22pt" style:font-size-complex="2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span text:style-name="T5">Контракт hashcode и equals</text:span></text:p>
      <text:p text:style-name="P6"/>
      <text:p text:style-name="P1">Если мы в нашем собственном классе не переопределим методы <text:span text:style-name="T2">equals()</text:span><text:span text:style-name="T1"> </text:span>и <text:span text:style-name="T2">hashCode()</text:span><text:span text:style-name="T1">, </text:span>то мы будем использовать те методы <text:span text:style-name="T2">equals()</text:span><text:span text:style-name="T1"> </text:span>и <text:span text:style-name="T2">hashCode()</text:span> определенные в классе <text:span text:style-name="T2">object</text:span><text:span text:style-name="T1"> </text:span>то есть те методы которые сравнивают объекты как участки в памяти и часто это не то поведение которое нам нужно, нам во многих случаях нужно сравнивать объекты по смыслу тоесть по определенным полям.</text:p>
      <text:p text:style-name="P2">Соответственно, чтобы можно было сравнивать объекты по определённым полям нужно переопределить методы <text:span text:style-name="T1">equals() </text:span>и <text:span text:style-name="T1">hashCode().</text:span></text:p>
      <text:p text:style-name="P4"/>
      <text:p text:style-name="P1"><text:tab/>Зачем нужно два метода для проверки на равенство ?</text:p>
      <text:p text:style-name="P1">Используя эти два методы мы хотим сравнивать наиболее быстрым образом. Если бы не было метода <text:span text:style-name="T2">hashCode()</text:span>, то каждый раз приходилось бы использовать метод <text:span text:style-name="T2">equals() </text:span><text:s/>для сравнения объектов — это было бы очень долго потому-что в реализации этого метода мы проходимся по всем полям которые мы включили в этап сравнения. Для того чтобы ускорить проверку объектов на равенство, мы использовем метод <text:span text:style-name="T2">hashCode()</text:span> и когда мы проверяем объекты на равенство мы сначала вызываем метод <text:span text:style-name="T2">hashCode()</text:span> и в случае если этот метод отработал правильно мы заканчиваем, а если метод отработал не правильно вызываем медленный метод <text:span text:style-name="T2">equals()</text:span><text:span text:style-name="T1"> </text:span>который в любом случае выдает <text:span text:style-name="T1">правильнsй</text:span> результат, но делает это долго.</text:p>
      <text:p text:style-name="P1">Метод <text:span text:style-name="T2">hashCode() </text:span>не всегда работает правильно именно поэтому нам нужен метод <text:span text:style-name="T2">equals().</text:span></text:p>
      <text:p text:style-name="P1">Обычно метод <text:span text:style-name="T2">hashCode()</text:span> отрабатывает правильно, но в редких случаях бывает когда объекты не равны но метод <text:span text:style-name="T2">hashCode()</text:span> говорит, что они равны и в этом случае мы вызываем метод <text:span text:style-name="T2">equals().</text:span><text:span text:style-name="T1"> </text:span></text:p>
      <text:p text:style-name="P5"/>
      <text:p text:style-name="P5"><text:s/></text:p>
      <text:p text:style-name="P2">Хеширование –<text:span text:style-name="T1"> </text:span><text:span text:style-name="T3">это преобразование масссива входных данных произвольной длины в выходную строку фиксированной длинны. </text:span></text:p>
      <text:p text:style-name="P1">Наш метод <text:span text:style-name="T2">hashCode() </text:span>преобразует объект произвольной длины в целое число фискированной длины. Таким образом мы любому объекту сопоставляем целое число. Это нужно потому-что целые числа сравнивать гораздо проще и быстрее чем объекты.</text:p>
      <text:p text:style-name="P2"/>
      <text:p text:style-name="P1">Такие случаи когда у двух объектов <text:span text:style-name="T4">хэш коды</text:span> равны, но сами объекты при этом разные называется <text:span text:style-name="T4">коллизией. Коллизия</text:span> возникает по той причине, что количество <text:span text:style-name="T4">хэш кодов</text:span> ограниченно 32-мя битами так как метод <text:span text:style-name="T2">hashCode() <text:s/></text:span>возвращает число типом <text:span text:style-name="T2">int, </text:span>в то время как комбинаций объектов бесконечное множество, объекты могут быть совершенно разные (разные поля, разные значения полей, разные комбинации полей и т.д.). </text:p>
      <text:p text:style-name="P1"/>
      <text:p text:style-name="P1"/>
      <text:p text:style-name="P1"><text:span text:style-name="T2">hashCode()</text:span> должен быть очень быстрым и по возможности должен обеспечивать минимальное количество коллизий. Тоесть чем реже будут встречаться коллизии тем реже мы вызываем медленный метод <text:span text:style-name="T2">equals()</text:span><text:span text:style-name="T1"> 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Контракт <text:span text:style-name="T2">equals()</text:span><text:span text:style-name="T1"> </text:span><text:s/><text:span text:style-name="T2">hashCode()</text:span> в виде алгоритма:</text:p>
      <text:p text:style-name="P1"/>
      <text:list xml:id="list7164061975160799529" text:style-name="L1">
        <text:list-header>
          <text:p text:style-name="P7">Когда мы хотим проверить два объекта на равенство мы сначала вызываем метод <text:span text:style-name="T2">hashCode() </text:span>у двух проверяемых объектов:</text:p>
          <text:p text:style-name="P7"><text:s/></text:p>
        </text:list-header>
        <text:list-item>
          <text:p text:style-name="P7">Если метод <text:span text:style-name="T2">hashCode()</text:span> вернул два разных числа это значит, что эти объекты точно разные.В этом случае заканчиваем работу и даем пользователю ответ, что объекты разные.</text:p>
          <text:p text:style-name="P7"/>
        </text:list-item>
        <text:list-item>
          <text:p text:style-name="P7">Если метод <text:span text:style-name="T2">hashCode()</text:span> вернул два одинаковых числа для двух объектов это может значить две вещи: </text:p>
          <text:p text:style-name="P7"><text:s text:c="4"/>1. либо у нас объекты одинаковые</text:p>
          <text:p text:style-name="P7"><text:s text:c="4"/>2. либо объекты разные, но случилась <text:span text:style-name="T4">коллизия</text:span>.</text:p>
          <text:p text:style-name="P7"/>
          <text:p text:style-name="P7">Соответственно, чтобы точно понять на самом ли деле объекты одинаковые или случилась коллизия мы вызываем метод <text:span text:style-name="T2">equals()</text:span><text:span text:style-name="T1"> </text:span>который медленный, но который даст точный ответ одинаковые ли эти объекты или нет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17S</meta:editing-duration>
    <meta:editing-cycles>6</meta:editing-cycles>
    <meta:generator>OpenOffice/4.1.13$Win32 OpenOffice.org_project/4113m1$Build-9810</meta:generator>
    <dc:date>2022-08-17T22:52:30.07</dc:date>
    <meta:document-statistic meta:table-count="0" meta:image-count="0" meta:object-count="0" meta:page-count="2" meta:paragraph-count="20" meta:word-count="472" meta:character-count="3201"/>
    <meta:user-defined meta:name="Info 1"/>
    <meta:user-defined meta:name="Info 2"/>
    <meta:user-defined meta:name="Info 3"/>
    <meta:user-defined meta:name="Info 4"/>
  </office:meta>
</office:document-meta>
</file>